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text-properties officeooo:paragraph-rsid="000ca6d7"/>
    </style:style>
    <style:style style:name="P5" style:family="paragraph" style:parent-style-name="Table_20_Contents">
      <style:text-properties officeooo:paragraph-rsid="000ca6d7"/>
    </style:style>
    <style:style style:name="P6" style:family="paragraph" style:parent-style-name="Table_20_Contents">
      <style:text-properties officeooo:paragraph-rsid="00141e6a"/>
    </style:style>
    <style:style style:name="P7" style:family="paragraph" style:parent-style-name="Azione_20_attore">
      <style:text-properties officeooo:paragraph-rsid="000ca6d7"/>
    </style:style>
    <style:style style:name="P8" style:family="paragraph" style:parent-style-name="Azione_20_sistema">
      <style:text-properties officeooo:paragraph-rsid="000ca6d7"/>
    </style:style>
    <style:style style:name="T1" style:family="text">
      <style:text-properties officeooo:rsid="000ca6d7"/>
    </style:style>
    <style:style style:name="T2" style:family="text">
      <style:text-properties officeooo:rsid="00141e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1">Inserimento risposta ad argomen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<text:span text:style-name="T2">Iniziato da: genitore OR educatore didattico OR direttore OR psico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<text:span text:style-name="T2">L'utente accede al sistema forum e viene riconosciuto come genitore OR educatore didattico OR direttore OR 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588895" text:style-name="Numerazione_20_UC">
              <text:list-item text:start-value="1">
                <text:p text:style-name="P7"><text:span text:style-name="T1">L'utente apre una sezione del forum</text:span></text:p>
              </text:list-item>
              <text:list-item>
                <text:p text:style-name="P8"><text:span text:style-name="T1">Il sistema permette l'accesso alla sezione</text:span></text:p>
              </text:list-item>
              <text:list-item>
                <text:p text:style-name="P7"><text:span text:style-name="T1">L'utente visualizza un argomento (include Visualizza Lista Argomenti)</text:span></text:p>
              </text:list-item>
              <text:list-item>
                <text:p text:style-name="P8"><text:span text:style-name="T1">Il sistema genera la pagina con l'argomento chiesto</text:span></text:p>
              </text:list-item>
              <text:list-item>
                <text:p text:style-name="P7"><text:span text:style-name="T1">L'utente compila una risposta e la sottomette</text:span></text:p>
              </text:list-item>
              <text:list-item>
                <text:p text:style-name="P8"><text:span text:style-name="T1">Il sistema memorizza le informazioni e genera una nuova pagina con le nuove informazioni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<text:span text:style-name="T2">L'utente ha inserito correttamente </text:span><text:span text:style-name="T1">la risposta</text:span></text:p>
            <text:p text:style-name="P5"><text:span text:style-name="T2">L'utente ha annullato l'operazione </text:span><text:span text:style-name="T1">la rispost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2">N</text:span>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46:10.52</meta:creation-date>
    <meta:editing-duration>P0D</meta:editing-duration>
    <meta:editing-cycles>2</meta:editing-cycles>
    <meta:generator>LibreOffice/3.6$Windows_x86 LibreOffice_project/da8c1e6-fd468f4-454e206-f42a4a9-143cfd</meta:generator>
    <dc:date>2012-10-19T21:56:23.31</dc:date>
    <meta:document-statistic meta:table-count="1" meta:image-count="0" meta:object-count="0" meta:page-count="1" meta:paragraph-count="20" meta:word-count="135" meta:character-count="900" meta:non-whitespace-character-count="791"/>
  </office:meta>
</office:document-meta>
</file>